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95cm" fo:min-width="2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cm" fo:min-width="4.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2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5.75cm" fo:min-width="4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5cm" fo:min-width="22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cm" fo:min-width="8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cm" fo:min-width="8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ff8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svg:stroke-color="#ff8000" draw:marker-start="Arrowheads_20_3" draw:marker-start-width="0.3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fill="solid" draw:fill-color="#ff8000" draw:textarea-horizontal-align="justify" draw:textarea-vertical-align="middle" draw:auto-grow-height="false" fo:min-height="0.551cm" fo:min-width="0cm" loext:decorative="false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cm" fo:min-width="0.375cm" loext:decorative="false"/>
    </style:style>
    <style:style style:name="gr13" style:family="graphic" style:parent-style-name="standard">
      <style:graphic-properties draw:fill="solid" draw:fill-color="#ff8000" draw:textarea-horizontal-align="justify" draw:textarea-vertical-align="middle" draw:auto-grow-height="false" fo:min-height="1.753cm" fo:min-width="0cm" loext:decorative="false"/>
    </style:style>
    <style:style style:name="gr14" style:family="graphic" style:parent-style-name="standard">
      <style:graphic-properties draw:fill="solid" draw:fill-color="#ff8000" draw:textarea-horizontal-align="justify" draw:textarea-vertical-align="middle" draw:auto-grow-height="false" fo:min-height="1.753cm" fo:min-width="0cm" loext:decorative="false"/>
      <style:paragraph-properties style:writing-mode="lr-tb"/>
    </style:style>
    <style:style style:name="gr15" style:family="graphic" style:parent-style-name="objectwithoutfill">
      <style:graphic-properties svg:stroke-width="0.053cm" svg:stroke-color="#ff8000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none" draw:fill-color="#ffffff"/>
      <style:text-properties fo:color="#729fcf" loext:opacity="100%"/>
    </style:style>
    <style:style style:name="P7" style:family="paragraph">
      <loext:graphic-properties draw:fill-color="#ffffff"/>
    </style:style>
    <style:style style:name="T1" style:family="text"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23.5cm" svg:height="12.2cm" svg:x="1.5cm" svg:y="0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1.7cm" svg:x="12.7cm" svg:y="0.8cm">
          <text:p text:style-name="P1">Csr<text:line-break/>Regf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5cm" svg:height="1.5cm" svg:x="2cm" svg:y="9.3cm">
          <text:p text:style-name="P1">Haza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5cm" svg:height="1.5cm" svg:x="2cm" svg:y="11cm">
          <text:p text:style-name="P1">Busi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6cm" svg:x="2cm" svg:y="3.3cm">
          <text:p text:style-name="P1">Fetch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5cm" svg:height="6cm" svg:x="6.5cm" svg:y="3.3cm">
          <text:p text:style-name="P1">Decod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6cm" svg:x="11cm" svg:y="3.3cm">
          <text:p text:style-name="P1">Execut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5cm" svg:height="6cm" svg:x="15.5cm" svg:y="3.3cm">
          <text:p text:style-name="P1">Memory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5cm" svg:height="6cm" svg:x="20cm" svg:y="3.3cm">
          <text:p text:style-name="P1">Writeback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11.5cm" svg:y="5.3cm">
          <text:p text:style-name="P1">al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11.5cm" svg:y="6.8cm">
          <text:p text:style-name="P1">cm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2.5cm" svg:y="5.3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2.5cm" svg:height="2cm" svg:x="2cm" svg:y="1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cm" svg:height="1.2cm" svg:x="2.4cm" svg:y="13.3cm">
          <text:p text:style-name="P1">I-cach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5cm" svg:height="1.2cm" svg:x="15.5cm" svg:y="13.3cm">
          <text:p text:style-name="P1">D-cach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7.7cm" svg:y1="1.65cm" svg:x2="22.25cm" svg:y2="3.3cm" draw:start-shape="id1" draw:start-glue-point="1" draw:end-shape="id2" draw:end-glue-point="0" svg:d="M17700 1650h4550v1650" svg:viewBox="0 0 4551 1651">
          <text:p/>
        </draw:connector>
        <draw:connector draw:style-name="gr10" draw:text-style-name="P3" draw:layer="layout" svg:x1="12.7cm" svg:y1="1.65cm" svg:x2="8.75cm" svg:y2="3.3cm" draw:start-shape="id1" draw:start-glue-point="3" draw:end-shape="id3" draw:end-glue-point="0" svg:d="M12700 1650h-3950v1650" svg:viewBox="0 0 3951 1651">
          <text:p/>
        </draw:connector>
        <draw:custom-shape draw:style-name="gr11" draw:text-style-name="P4" draw:layer="layout" svg:width="0.5cm" svg:height="0.999cm" draw:transform="skewX (0.035081117965086) translate (4.052cm 8.8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5081117965086) translate (4.053cm 8.8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5081117965086) translate (8.535cm 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5081117965086) translate (13cm 8.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5081117965086) translate (17.535cm 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5081117965086) translate (22.035cm 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5cm" svg:height="0.999cm" draw:transform="skewX (0.035081117965086) translate (13cm 12.20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1cm" svg:height="0.5cm" svg:x="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1cm" svg:height="0.5cm" svg:x="10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1cm" svg:height="0.5cm" svg:x="1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1cm" svg:height="0.5cm" svg:x="19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2.499cm" draw:transform="skewX (0.0347320521146872) translate (18.535cm 9.0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0.5cm" svg:height="2.499cm" draw:transform="skewX (0.0347320521146872) translate (3cm 8.9cm)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3" draw:layer="layout" draw:type="curve" draw:line-skew="0.079cm" svg:x1="17.75cm" svg:y1="3.3cm" svg:x2="8.75cm" svg:y2="3.3cm" draw:start-shape="id4" draw:start-glue-point="0" draw:end-shape="id3" svg:d="M17750 3300c0-633-9000-633-9000 0" svg:viewBox="0 0 9001 476">
          <text:p text:style-name="P1"><text:tab/><text:span text:style-name="T1">bypass</text:span></text:p>
        </draw:connector>
        <draw:frame draw:style-name="gr16" draw:text-style-name="P6" draw:layer="layout" svg:width="3.042cm" svg:height="1.102cm" svg:x="2.458cm" svg:y="11.398cm">
          <draw:text-box>
            <text:p>取得指令</text:p>
          </draw:text-box>
        </draw:frame>
        <draw:frame draw:style-name="gr16" draw:text-style-name="P6" draw:layer="layout" svg:width="3.042cm" svg:height="1.102cm" svg:x="17.5cm" svg:y="11.498cm">
          <draw:text-box>
            <text:p>取得資料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rfc-language-tag-asian="zh-Hant" style:language-asian="zh" style:script-asian="Hant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7:17:15.853330655</meta:creation-date>
    <dc:date>2024-11-16T09:37:35.429580046</dc:date>
    <meta:editing-duration>PT34M</meta:editing-duration>
    <meta:editing-cycles>12</meta:editing-cycles>
    <meta:generator>LibreOffice/24.8.1.2$MacOSX_AARCH64 LibreOffice_project/87fa9aec1a63e70835390b81c40bb8993f1d4ff6</meta:generator>
    <meta:document-statistic meta:object-count="56"/>
  </office:meta>
</office:document-meta>
</file>